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VELAZCO CHAMBILLA, RENE UBALDO</text:p>
            <text:p text:style-name="P5"><text:span text:style-name="T15">Dni</text:span><text:span text:style-name="T14">:70277377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MARQUEZ BRAVO, GUMERCIND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932111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6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2 - Trans. Aer. Caja Patos Criollos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</text:p>
          </table:table-cell>
          <table:table-cell table:style-name="Tableau1.D2" office:value-type="string">
            <text:p text:style-name="P18">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PATOS BB</text:span></text:p>
          </table:table-cell>
          <table:table-cell table:style-name="Tabla5.A2" office:value-type="string">
            <text:p text:style-name="P1"><text:span text:style-name="T4">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0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3:27:4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